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Filter.setSkip( final long sk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Filter.HeadFilter( final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Filter.read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HeadFilter.chain( final Reader r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adFilter.getLin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Filter.initializ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eadFilter.getSk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Filter.headFilter( String lin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eadFilter.setLines( final long lin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Filter.Head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